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9.148cm" fo:min-width="6.61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828cm" fo:min-width="6.61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032cm" fo:min-width="6.6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9.398cm" svg:x="8.098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5.078cm" svg:x="8.098cm" svg:y="1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0.282cm" svg:x="8.09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0.282cm" svg:x="8.098cm" svg:y="7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0.282cm" svg:x="8.098cm" svg:y="6.81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74cm" svg:height="0.962cm" svg:x="15.21cm" svg:y="2.032cm">
          <draw:text-box>
            <text:p>code</text:p>
          </draw:text-box>
        </draw:frame>
        <draw:frame draw:style-name="gr4" draw:text-style-name="P3" draw:layer="layout" svg:width="2.297cm" svg:height="0.962cm" svg:x="15.21cm" svg:y="11.032cm">
          <draw:text-box>
            <text:p>rodata</text:p>
          </draw:text-box>
        </draw:frame>
        <draw:frame draw:style-name="gr4" draw:text-style-name="P3" draw:layer="layout" svg:width="1.975cm" svg:height="1.673cm" svg:x="15.494cm" svg:y="6.35cm">
          <draw:text-box>
            <text:p>inline</text:p>
            <text:p>data</text:p>
          </draw:text-box>
        </draw:frame>
        <draw:custom-shape draw:style-name="gr3" draw:text-style-name="P2" draw:layer="layout" svg:width="7.112cm" svg:height="0.282cm" svg:x="8.098cm" svg:y="5.61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098cm" svg:y1="2.54cm" svg:x2="5.334cm" svg:y2="2.54cm">
          <text:p/>
        </draw:line>
        <draw:line draw:style-name="gr5" draw:text-style-name="P4" draw:layer="layout" svg:x1="5.334cm" svg:y1="2.54cm" svg:x2="5.334cm" svg:y2="12.7cm">
          <text:p/>
        </draw:line>
        <draw:line draw:style-name="gr6" draw:text-style-name="P4" draw:layer="layout" svg:x1="5.334cm" svg:y1="12.7cm" svg:x2="8.098cm" svg:y2="12.7cm">
          <text:p/>
        </draw:line>
        <draw:line draw:style-name="gr7" draw:text-style-name="P4" draw:layer="layout" svg:x1="8.098cm" svg:y1="4.318cm" svg:x2="7.112cm" svg:y2="4.318cm">
          <text:p/>
        </draw:line>
        <draw:line draw:style-name="gr7" draw:text-style-name="P4" draw:layer="layout" svg:x1="7.112cm" svg:y1="4.318cm" svg:x2="7.112cm" svg:y2="7.212cm">
          <text:p/>
        </draw:line>
        <draw:line draw:style-name="gr8" draw:text-style-name="P4" draw:layer="layout" svg:x1="7.112cm" svg:y1="7.212cm" svg:x2="8.098cm" svg:y2="7.212cm">
          <text:p/>
        </draw:line>
        <draw:frame draw:style-name="gr4" draw:text-style-name="P6" draw:layer="layout" svg:width="7.876cm" svg:height="1.673cm" svg:x="0.254cm" svg:y="1.375cm">
          <draw:text-box>
            <text:p text:style-name="P5"><text:span text:style-name="T1">Identify executable data </text:span></text:p>
            <text:p text:style-name="P5"><text:span text:style-name="T1">reference sites</text:span></text:p>
          </draw:text-box>
        </draw:frame>
        <draw:frame draw:style-name="gr4" draw:text-style-name="P6" draw:layer="layout" svg:width="8.651cm" svg:height="1.673cm" svg:x="1.255cm" svg:y="8.487cm">
          <draw:text-box>
            <text:p text:style-name="P5"><text:span text:style-name="T1">Identify over-approximated</text:span></text:p>
            <text:p text:style-name="P5"><text:span text:style-name="T1">set of executable dat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2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6.002cm" svg:height="2.969cm" svg:x="0.889cm" svg:y="0.708cm" presentation:class="title" presentation:placeholder="true">
        <draw:text-box/>
      </draw:frame>
      <draw:frame presentation:style-name="Default-outline1" draw:layer="backgroundobjects" svg:width="16.002cm" svg:height="10.312cm" svg:x="0.889cm" svg:y="4.16cm" presentation:class="outline" presentation:placeholder="true">
        <draw:text-box/>
      </draw:frame>
      <draw:frame presentation:style-name="Mpr1" draw:text-style-name="MP2" draw:layer="backgroundobjects" svg:width="4.143cm" svg:height="1.226cm" svg:x="0.889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636cm" svg:height="1.226cm" svg:x="6.08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43cm" svg:height="1.226cm" svg:x="12.747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6T10:02:10.728480732</dc:date>
    <meta:editing-duration>PT3H46M31S</meta:editing-duration>
    <meta:editing-cycles>231</meta:editing-cycles>
    <meta:generator>LibreOffice/5.1.4.2$Linux_X86_64 LibreOffice_project/10m0$Build-2</meta:generator>
    <meta:document-statistic meta:object-count="40"/>
  </office:meta>
</office:document-meta>
</file>